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orphans="3" fo:widows="3" fo:text-indent="0in" style:auto-text-indent="false"/>
      <style:text-properties fo:font-variant="normal" fo:text-transform="none" fo:color="#2a2f32" style:font-name="Helvetica Neue" fo:font-size="12pt" fo:letter-spacing="normal" fo:font-style="normal" fo:font-weight="bold" officeooo:rsid="000b59f0" officeooo:paragraph-rsid="000b59f0"/>
    </style:style>
    <style:style style:name="P2" style:family="paragraph" style:parent-style-name="Standard">
      <style:paragraph-properties fo:margin-left="0in" fo:margin-right="0in" fo:orphans="3" fo:widows="3" fo:text-indent="0in" style:auto-text-indent="false"/>
      <style:text-properties fo:font-variant="normal" fo:text-transform="none" fo:color="#2a2f32" style:font-name="Helvetica Neue" fo:font-size="12pt" fo:letter-spacing="normal" fo:font-style="normal" fo:font-weight="bold" officeooo:rsid="000b59f0" officeooo:paragraph-rsid="000b59f0" style:font-weight-asian="normal" style:font-weight-complex="normal"/>
    </style:style>
    <style:style style:name="P3" style:family="paragraph" style:parent-style-name="Standard">
      <style:paragraph-properties fo:margin-left="0in" fo:margin-right="0in" fo:orphans="3" fo:widows="3" fo:text-indent="0in" style:auto-text-indent="false"/>
      <style:text-properties fo:font-variant="normal" fo:text-transform="none" fo:color="#2a2f32" style:font-name="Helvetica Neue" fo:font-size="12pt" fo:letter-spacing="normal" fo:font-style="normal" fo:font-weight="normal" officeooo:rsid="000b59f0" officeooo:paragraph-rsid="000b59f0" style:font-weight-asian="normal" style:font-weight-complex="normal"/>
    </style:style>
    <style:style style:name="P4" style:family="paragraph" style:parent-style-name="Standard">
      <style:paragraph-properties fo:margin-left="0in" fo:margin-right="0in" fo:orphans="3" fo:widows="3" fo:text-indent="0in" style:auto-text-indent="false"/>
      <style:text-properties fo:font-variant="normal" fo:text-transform="none" fo:color="#2a2f32" style:font-name="Helvetica Neue" fo:font-size="12pt" fo:letter-spacing="normal" fo:font-style="normal" fo:font-weight="normal" style:font-weight-asian="normal" style:font-weight-complex="normal"/>
    </style:style>
    <style:style style:name="P5" style:family="paragraph" style:parent-style-name="Text_20_body">
      <style:paragraph-properties fo:margin-left="0in" fo:margin-right="0in" fo:orphans="3" fo:widows="3" fo:text-indent="0in" style:auto-text-indent="false"/>
      <style:text-properties fo:font-variant="normal" fo:text-transform="none" fo:color="#2a2f32" style:font-name="Helvetica Neue" fo:font-size="12pt" fo:letter-spacing="normal" fo:font-style="normal" fo:font-weight="bold" officeooo:rsid="000b59f0" officeooo:paragraph-rsid="000b59f0" style:font-weight-asian="normal" style:font-weight-complex="normal"/>
    </style:style>
    <style:style style:name="P6" style:family="paragraph" style:parent-style-name="Text_20_body">
      <style:paragraph-properties fo:margin-left="0in" fo:margin-right="0in" fo:orphans="3" fo:widows="3" fo:text-indent="0in" style:auto-text-indent="false"/>
      <style:text-properties fo:font-variant="normal" fo:text-transform="none" fo:color="#2a2f32" style:font-name="Helvetica Neue" fo:font-size="12pt" fo:letter-spacing="normal" fo:font-style="normal" fo:font-weight="bold"/>
    </style:style>
    <style:style style:name="P7" style:family="paragraph" style:parent-style-name="Text_20_body">
      <style:paragraph-properties fo:margin-left="0in" fo:margin-right="0in" fo:orphans="3" fo:widows="3" fo:text-indent="0in" style:auto-text-indent="false"/>
      <style:text-properties fo:font-variant="normal" fo:text-transform="none" fo:color="#2a2f32" style:font-name="Helvetica Neue" fo:font-size="12pt" fo:letter-spacing="normal" fo:font-style="normal" fo:font-weight="bold" officeooo:rsid="0010ec13" officeooo:paragraph-rsid="0010ec13"/>
    </style:style>
    <style:style style:name="T1" style:family="text">
      <style:text-properties fo:font-weight="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nterFactuals</text:p>
      <text:p text:style-name="P3"/>
      <text:p text:style-name="P4">Given this simple graph, it is easy to see how we can simulate counterfactuals for predictions of machine learning models: We simply change the feature <text:span text:style-name="T2">values of an instance</text:span> before making the predictions and we analyze how the prediction changes. We are interested in scenarios in which the prediction changes in a relevant way, like a flip in predicted class (e.g. credit application accepted or rejected) or in which the prediction reaches a certain threshold (e.g. the probability for cancer reaches 10%). </text:p>
      <text:p text:style-name="P4"/>
      <text:p text:style-name="P3">Model agnostic case</text:p>
      <text:p text:style-name="P3">But a counterfactual explanation is itself a new instance, so it lives in this chapter (“starting from instance X, change A and B to get a counterfactual instance”). Unlike <text:a xlink:type="simple" xlink:href="https://christophm.github.io/interpretable-ml-book/proto.html#proto" text:style-name="Internet_20_link" text:visited-style-name="Visited_20_Internet_20_Link">prototypes</text:a>, counterfactuals do not have to be actual instances from the training data, but can be a new combination of feature values</text:p>
      <text:p text:style-name="P4"/>
      <text:p text:style-name="P3">e.. Loan predictions</text:p>
      <text:p text:style-name="P3">Spam or no spam</text:p>
      <text:p text:style-name="P3"/>
      <text:p text:style-name="P2">I expected these adversarial examples to be quite specific to a given neural network architecture. But it turns out that you can reuse adversarial examples to deceive networks with a different architecture trained on the same task.</text:p>
      <text:p text:style-name="P2"/>
      <text:p text:style-name="P5">Goodfellow et. al (2014) suggested adding adversarial examples to the training data to learn robust models.</text:p>
      <text:p text:style-name="Text_20_body"><text:line-break/></text:p>
      <text:p text:style-name="P6">Other approaches such as the fast gradient method no longer work when the image is rotated or viewing angle changes. Athalye et. al (2017) propose the Expectation Over Transformation (EOT) algorithm, which is a method for generating adversarial examples that even work when the image is transformed. </text:p>
      <text:p text:style-name="P6"/>
      <text:p text:style-name="P6">How can we protect our machine learning systems against adversarial examples? A proactive approach is the iterative retraining of the classifier with adversarial examples, also called adversarial training. </text:p>
      <text:p text:style-name="P6"/>
      <text:p text:style-name="P7">Title Page</text:p>
      <text:p text:style-name="P7">Objective</text:p>
      <text:p text:style-name="P7">Introduction</text:p>
      <text:p text:style-name="P7">a. Examples</text:p>
      <text:p text:style-name="P7">Coding</text:p>
      <text:p text:style-name="P7"><text:soft-page-break/>Mathematics</text:p>
      <text:p text:style-name="P7">Combating Advers. Examples</text:p>
      <text:p text:style-name="P7">Summary</text:p>
      <text:p text:style-name="P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3:34:04.989790145</meta:creation-date>
    <meta:generator>LibreOffice/6.1.5.2$Linux_X86_64 LibreOffice_project/10$Build-2</meta:generator>
    <dc:date>2019-12-04T18:57:49.712753389</dc:date>
    <meta:editing-duration>P1DT4H2M35S</meta:editing-duration>
    <meta:editing-cycles>2</meta:editing-cycles>
    <meta:document-statistic meta:table-count="0" meta:image-count="0" meta:object-count="0" meta:page-count="2" meta:paragraph-count="20" meta:word-count="285" meta:character-count="1824" meta:non-whitespace-character-count="1554"/>
  </office:meta>
</office:document-meta>
</file>